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<text:bookmark text:name="_GoBack"/>2: The ice age</text:p>
      <text:p text:style-name="Standard">RGB</text:p>
      <text:p text:style-name="Standard">R168 <text:s/>G192 <text:s/>B206</text:p>
      <text:p text:style-name="Standard">R0 G68 B117</text:p>
      <text:p text:style-name="Standard">R8 <text:s/>G39 <text:s/>B54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11:03:00</meta:creation-date>
    <dc:date>2024-08-20T11:03:00</dc:date>
    <meta:editing-duration>PT1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6" meta:character-count="67" meta:non-whitespace-character-count="53"/>
    <meta:user-defined meta:name="AppVersion">15.0000</meta:user-defined>
    <meta:template xlink:type="simple" xlink:actuate="onRequest" xlink:title="Normal.dotm" xlink:href=""/>
  </office:meta>
</office:document-meta>
</file>